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83" svg:stroke-width="0.019cm" svg:stroke-color="#000000" draw:marker-start-width="0.229cm" draw:marker-start-center="false" draw:marker-end-width="0.229cm" draw:marker-end-center="false" svg:stroke-opacity="100%" draw:stroke-linejoin="round" draw:fill="solid" draw:fill-color="#b5e08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385" svg:stroke-width="0.019cm" svg:stroke-color="#b5e087" draw:marker-start-width="0.229cm" draw:marker-start-center="false" draw:marker-end-width="0.229cm" draw:marker-end-center="false" svg:stroke-opacity="100%" draw:stroke-linejoin="round" draw:fill="solid" draw:fill-color="#edc4e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87" svg:stroke-width="0.019cm" svg:stroke-color="#b5e087" draw:marker-start-width="0.229cm" draw:marker-start-center="false" draw:marker-end-width="0.229cm" draw:marker-end-center="false" svg:stroke-opacity="100%" draw:stroke-linejoin="round" draw:fill="solid" draw:fill-color="#7dced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8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9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93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126cm" fo:min-width="0.36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94" svg:stroke-width="0.019cm" svg:stroke-color="#000000" draw:marker-start="Arrow_20_concave" draw:marker-start-width="0.182cm" draw:marker-start-center="false" draw:marker-end="Arrow_20_concave" draw:marker-end-width="0.18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Ultrafine_20_Dashe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97" svg:stroke-width="0.019cm" svg:stroke-color="#000000" draw:marker-start="Arrow_20_concave" draw:marker-start-width="0.182cm" draw:marker-start-center="false" draw:marker-end="Arrow_20_concave" draw:marker-end-width="0.18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01" svg:stroke-width="0.019cm" svg:stroke-color="#000000" draw:marker-start="Arrow_20_concave" draw:marker-start-width="0.182cm" draw:marker-start-center="false" draw:marker-end="Arrow_20_concave" draw:marker-end-width="0.18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b5e08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edc4e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7dced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8pt" fo:font-style="normal" fo:text-shadow="none" style:text-underline-style="none" fo:font-weight="normal" style:font-name-asian="Arial Unicode MS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rect draw:style-name="gr1" draw:text-style-name="P1" draw:layer="layout" svg:width="0.962cm" svg:height="1.939cm" svg:x="8.93cm" svg:y="15.69cm">
              <text:p/>
            </draw:rect>
            <draw:ellipse draw:style-name="gr2" draw:text-style-name="P2" draw:layer="layout" svg:width="1.976cm" svg:height="1.99cm" draw:transform="rotate (-3.14159265358979) translate (9.892cm 16.661cm)" draw:kind="section" draw:start-angle="90.06" draw:end-angle="179.93">
              <text:p/>
            </draw:ellipse>
            <draw:ellipse draw:style-name="gr3" draw:text-style-name="P3" draw:layer="layout" svg:width="1.976cm" svg:height="1.987cm" svg:x="7.918cm" svg:y="16.659cm" draw:kind="section" draw:start-angle="0.05" draw:end-angle="89.93">
              <text:p/>
            </draw:ellipse>
            <draw:ellipse draw:style-name="gr4" draw:text-style-name="P4" draw:layer="layout" svg:width="1.978cm" svg:height="1.983cm" svg:x="7.913cm" svg:y="14.68cm" draw:kind="arc" draw:start-angle="270.16" draw:end-angle="0.41">
              <text:p/>
            </draw:ellipse>
            <draw:ellipse draw:style-name="gr5" draw:text-style-name="P4" draw:layer="layout" svg:width="1.978cm" svg:height="1.985cm" draw:transform="rotate (-3.14159265358979) translate (9.89cm 18.641cm)" draw:kind="arc" draw:start-angle="179.56" draw:end-angle="269.81">
              <text:p/>
            </draw:ellipse>
            <draw:rect draw:style-name="gr6" draw:text-style-name="P5" draw:layer="layout" svg:width="0.989cm" svg:height="1.987cm" svg:x="8.906cm" svg:y="15.662cm">
              <text:p/>
            </draw:rect>
          </draw:g>
          <draw:frame draw:style-name="gr7" draw:text-style-name="P7" draw:layer="layout" svg:width="1.289cm" svg:height="0.624cm" draw:transform="rotate (1.5707963267949) translate (8.127cm 16.799cm)">
            <draw:text-box>
              <text:p text:style-name="P6"><text:span text:style-name="T1">3 cm</text:span></text:p>
            </draw:text-box>
          </draw:frame>
          <draw:line draw:style-name="gr8" draw:text-style-name="P8" draw:layer="layout" svg:x1="8.71cm" svg:y1="16.655cm" svg:x2="8.71cm" svg:y2="15.655cm">
            <text:p/>
          </draw:line>
          <draw:line draw:style-name="gr9" draw:text-style-name="P8" draw:layer="layout" svg:x1="8.909cm" svg:y1="16.664cm" svg:x2="8.41cm" svg:y2="16.664cm">
            <text:p/>
          </draw:line>
          <draw:line draw:style-name="gr9" draw:text-style-name="P8" draw:layer="layout" svg:x1="8.909cm" svg:y1="15.661cm" svg:x2="8.41cm" svg:y2="15.661cm">
            <text:p/>
          </draw:line>
          <draw:frame draw:style-name="gr7" draw:text-style-name="P9" draw:layer="layout" svg:width="1.289cm" svg:height="0.624cm" draw:transform="rotate (1.5707963267949) translate (8.127cm 17.797cm)">
            <draw:text-box>
              <text:p text:style-name="P6"><text:span text:style-name="T1">3 cm</text:span></text:p>
            </draw:text-box>
          </draw:frame>
          <draw:line draw:style-name="gr10" draw:text-style-name="P8" draw:layer="layout" svg:x1="8.71cm" svg:y1="17.654cm" svg:x2="8.71cm" svg:y2="16.654cm">
            <text:p/>
          </draw:line>
          <draw:line draw:style-name="gr9" draw:text-style-name="P8" draw:layer="layout" svg:x1="8.909cm" svg:y1="17.663cm" svg:x2="8.41cm" svg:y2="17.663cm">
            <text:p/>
          </draw:line>
          <draw:frame draw:style-name="gr7" draw:text-style-name="P7" draw:layer="layout" svg:width="1.289cm" svg:height="0.624cm" svg:x="8.775cm" svg:y="14.878cm">
            <draw:text-box>
              <text:p text:style-name="P6"><text:span text:style-name="T1">3 cm</text:span></text:p>
            </draw:text-box>
          </draw:frame>
          <draw:line draw:style-name="gr9" draw:text-style-name="P8" draw:layer="layout" svg:x1="8.911cm" svg:y1="15.662cm" svg:x2="8.911cm" svg:y2="15.163cm">
            <text:p/>
          </draw:line>
          <draw:line draw:style-name="gr9" draw:text-style-name="P8" draw:layer="layout" svg:x1="9.896cm" svg:y1="15.662cm" svg:x2="9.896cm" svg:y2="15.163cm">
            <text:p/>
          </draw:line>
          <draw:line draw:style-name="gr11" draw:text-style-name="P8" draw:layer="layout" svg:x1="9.911cm" svg:y1="15.461cm" svg:x2="8.911cm" svg:y2="15.46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0:35.191750228</dc:date>
    <meta:editing-duration>PT9M38S</meta:editing-duration>
    <meta:editing-cycles>8</meta:editing-cycles>
    <meta:generator>LibreOffice/5.2.7.2$Linux_X86_64 LibreOffice_project/20m0$Build-2</meta:generator>
    <meta:document-statistic meta:object-count="19"/>
  </office:meta>
</office:document-meta>
</file>